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aster Thesis Topic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llisions</text:p>
              </text:list-item>
              <text:list-item>
                <text:p>Ti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chniqu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CO based approach</text:p>
              </text:list-item>
              <text:list-item>
                <text:p>Reinforcement Learn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lic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th Planning</text:p>
              </text:list-item>
              <text:list-item>
                <text:p>Multi-Robot </text:p>
              </text:list-item>
              <text:list-item>
                <text:p>Task Allo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aster Thesis Topic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Reinforcement Learning and Ant Colony Optimization based approach for collision free and optimized path for Multi-robot task alloc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aster Thesis Topic (X)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Collision free Path Optimization for Multi-robot task alloc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aster Thesis Topic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Efficient Multi-Robot Path Planning and Task Alloc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8T12:18:34.851765473</meta:creation-date>
    <dc:date>2018-11-21T16:32:23.607959269</dc:date>
    <meta:editing-duration>PT1H52M40S</meta:editing-duration>
    <meta:editing-cycles>5</meta:editing-cycles>
    <meta:generator>LibreOffice/5.1.6.2$Linux_X86_64 LibreOffice_project/10m0$Build-2</meta:generator>
    <meta:document-statistic meta:object-count="49"/>
  </office:meta>
</office:document-meta>
</file>